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family="paragraph">
      <style:text-properties fo:font-weight="bold" style:font-weight-asian="bold" style:font-weight-complex="bold"/>
    </style:style>
    <style:style style:name="P18" style:parent-style-name="Standard" style:family="paragraph">
      <style:paragraph-properties fo:break-before="page"/>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style="italic" style:font-style-asian="italic" style:font-style-complex="italic"/>
    </style:style>
    <style:style style:name="T22" style:parent-style-name="DefaultParagraphFont" style:family="text">
      <style:text-properties fo:color="#0000FF"/>
    </style:style>
    <style:style style:name="T23" style:parent-style-name="DefaultParagraphFont" style:family="text">
      <style:text-properties fo:color="#0000FF"/>
    </style:style>
    <style:style style:name="T24" style:parent-style-name="DefaultParagraphFont" style:family="text">
      <style:text-properties fo:color="#0000FF"/>
    </style:style>
    <style:style style:name="P25" style:parent-style-name="Standard" style:family="paragraph">
      <style:text-properties fo:font-style="italic" style:font-style-asian="italic" style:font-style-complex="italic"/>
    </style:style>
    <style:style style:name="T26" style:parent-style-name="DefaultParagraphFont" style:family="text">
      <style:text-properties style:text-underline-type="single" style:text-underline-style="solid" style:text-underline-width="auto" style:text-underline-mode="continuous"/>
    </style:style>
    <style:style style:name="T27" style:parent-style-name="DefaultParagraphFont" style:family="text">
      <style:text-properties fo:color="#0000FF"/>
    </style:style>
    <style:style style:name="T28" style:parent-style-name="DefaultParagraphFont" style:family="text">
      <style:text-properties fo:color="#0000FF"/>
    </style:style>
    <style:style style:name="T29" style:parent-style-name="DefaultParagraphFont" style:family="text">
      <style:text-properties fo:color="#0000FF"/>
    </style:style>
    <style:style style:name="T30" style:parent-style-name="DefaultParagraphFont" style:family="text">
      <style:text-properties style:text-underline-type="single" style:text-underline-style="solid" style:text-underline-width="auto" style:text-underline-mode="continuous"/>
    </style:style>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fo:color="#0000FF"/>
    </style:style>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fo:color="#0000FF"/>
    </style:style>
    <style:style style:name="T35" style:parent-style-name="DefaultParagraphFont" style:family="text">
      <style:text-properties fo:color="#0000FF"/>
    </style:style>
    <style:style style:name="T36" style:parent-style-name="DefaultParagraphFont" style:family="text">
      <style:text-properties fo:color="#0000FF"/>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style:style>
    <style:style style:name="P40" style:parent-style-name="Standard" style:family="paragraph">
      <style:paragraph-properties fo:break-before="page"/>
      <style:text-properties fo:font-weight="bold" style:font-weight-asian="bold" style:font-weight-complex="bold"/>
    </style:style>
    <style:style style:name="P41" style:parent-style-name="Standard" style:family="paragraph">
      <style:text-properties fo:font-style="italic" style:font-style-asian="italic" style:font-style-complex="italic"/>
    </style:style>
    <style:style style:name="T42" style:parent-style-name="DefaultParagraphFont" style:family="text">
      <style:text-properties fo:color="#0000FF"/>
    </style:style>
    <style:style style:name="T43" style:parent-style-name="DefaultParagraphFont" style:family="text">
      <style:text-properties fo:color="#0000FF"/>
    </style:style>
    <style:style style:name="T44" style:parent-style-name="DefaultParagraphFont" style:family="text">
      <style:text-properties fo:color="#0000FF"/>
    </style:style>
    <style:style style:name="P45" style:parent-style-name="Standard" style:family="paragraph">
      <style:text-properties fo:font-style="italic" style:font-style-asian="italic" style:font-style-complex="italic"/>
    </style:style>
    <style:style style:name="T46" style:parent-style-name="DefaultParagraphFont" style:family="text">
      <style:text-properties style:text-underline-type="single" style:text-underline-style="solid" style:text-underline-width="auto" style:text-underline-mode="continuous"/>
    </style:style>
    <style:style style:name="T47" style:parent-style-name="DefaultParagraphFont" style:family="text">
      <style:text-properties fo:color="#0000FF"/>
    </style:style>
    <style:style style:name="T48" style:parent-style-name="DefaultParagraphFont" style:family="text">
      <style:text-properties style:text-underline-type="single" style:text-underline-style="solid" style:text-underline-width="auto" style:text-underline-mode="continuous"/>
    </style:style>
    <style:style style:name="T49" style:parent-style-name="DefaultParagraphFont" style:family="text">
      <style:text-properties style:text-underline-type="single" style:text-underline-style="solid" style:text-underline-width="auto" style:text-underline-mode="continuous"/>
    </style:style>
    <style:style style:name="T50" style:parent-style-name="DefaultParagraphFont" style:family="text">
      <style:text-properties style:text-underline-type="single" style:text-underline-style="solid" style:text-underline-width="auto" style:text-underline-mode="continuous"/>
    </style:style>
    <style:style style:name="T51" style:parent-style-name="DefaultParagraphFont" style:family="text">
      <style:text-properties style:text-underline-type="single" style:text-underline-style="solid" style:text-underline-width="auto" style:text-underline-mode="continuous"/>
    </style:style>
    <style:style style:name="T52" style:parent-style-name="DefaultParagraphFont" style:family="text">
      <style:text-properties style:text-underline-type="single" style:text-underline-style="solid" style:text-underline-width="auto" style:text-underline-mode="continuous"/>
    </style:style>
    <style:style style:name="T53" style:parent-style-name="DefaultParagraphFont" style:family="text">
      <style:text-properties style:text-underline-type="single" style:text-underline-style="solid" style:text-underline-width="auto" style:text-underline-mode="continuous"/>
    </style:style>
    <style:style style:name="T54" style:parent-style-name="DefaultParagraphFont" style:family="text">
      <style:text-properties fo:color="#0000FF"/>
    </style:style>
    <style:style style:name="T55" style:parent-style-name="DefaultParagraphFont" style:family="text">
      <style:text-properties style:text-underline-type="single" style:text-underline-style="solid" style:text-underline-width="auto" style:text-underline-mode="continuous"/>
    </style:style>
    <style:style style:name="T56" style:parent-style-name="DefaultParagraphFont" style:family="text">
      <style:text-properties fo:color="#0000FF"/>
    </style:style>
    <style:style style:name="T57" style:parent-style-name="DefaultParagraphFont" style:family="text">
      <style:text-properties fo:color="#0000FF"/>
    </style:style>
    <style:style style:name="T58" style:parent-style-name="DefaultParagraphFont" style:family="text">
      <style:text-properties fo:color="#0000FF"/>
    </style:style>
    <style:style style:name="T59" style:parent-style-name="DefaultParagraphFont" style:family="text">
      <style:text-properties fo:color="#0000FF"/>
    </style:style>
    <style:style style:name="T60" style:parent-style-name="DefaultParagraphFont" style:family="text">
      <style:text-properties fo:color="#0000FF"/>
    </style:style>
    <style:style style:name="T61" style:parent-style-name="DefaultParagraphFont" style:family="text">
      <style:text-properties style:text-underline-type="single" style:text-underline-style="solid" style:text-underline-width="auto" style:text-underline-mode="continuous"/>
    </style:style>
    <style:style style:name="T62" style:parent-style-name="DefaultParagraphFont" style:family="text">
      <style:text-properties fo:color="#0000FF"/>
    </style:style>
    <style:style style:name="T63" style:parent-style-name="DefaultParagraphFont" style:family="text">
      <style:text-properties fo:color="#0000FF"/>
    </style:style>
  </office:automatic-styles>
  <office:body>
    <office:text text:use-soft-page-breaks="true">
      <text:p text:style-name="P1"><text:span text:style-name="T2">MetaStim Phase 1 Scope of Work</text:span></text:p>
      <text:p text:style-name="P3">Background</text:p>
      <text:p text:style-name="Standard"><text:tab/>MetaStim will be a python toolbox for simulating electric fields and neuron stimulation with machine learning for brain stimulation research. The package uses artificial neural<text:s/>networks (ANNs) to map the biophysical relationships between stimulation setting, electric fields generated by stimulation electrodes, and neurons responding to these generated fields. This document<text:s/>explains how to run a series of python scripts to demo these types of computational steps.</text:p>
      <text:p text:style-name="Standard"><text:tab/>The document is split into two main parts. The first part summarizes how to calculate electric fields, and the second part summarizes how to calculate neuron activation thresholds (i.e., how much voltage is needed to activate a target neuron). All the data needed to run the scripts has been compiled.</text:p>
      <text:p text:style-name="P4"/>
      <text:p text:style-name="P5">Tasks &amp; Deliverables:</text:p>
      <text:list text:style-name="LFO1" text:continue-numbering="true">
        <text:list-item>
          <text:p text:style-name="P6">Project introduction and kickoff to meet the development team</text:p>
        </text:list-item>
        <text:list-item>
          <text:p text:style-name="P7">Code review of MetaStim demo</text:p>
        </text:list-item>
        <text:list-item>
          <text:p text:style-name="P8">Define features and organization of MetaStim</text:p>
          <text:list text:continue-numbering="true">
            <text:list-item>
              <text:p text:style-name="P9">Deliverable 3.1. Flowchart of MetaStim’s processes and data organization</text:p>
            </text:list-item>
          </text:list>
        </text:list-item>
        <text:list-item>
          <text:p text:style-name="P10">Develop MetaStim library</text:p>
          <text:list text:continue-numbering="true">
            <text:list-item>
              <text:p text:style-name="P11">Deliverable 4.1. Primary functions to evaluate Field and Axon ANNs with help documentation</text:p>
            </text:list-item>
            <text:list-item>
              <text:p text:style-name="P12">Deliverable 4.2. Auxiliary functions to support MetaStim use with help documentation</text:p>
            </text:list-item>
            <text:list-item>
              <text:p text:style-name="P13">Deliverable 4.3. Code summary and documentation for how to run MetaStim</text:p>
            </text:list-item>
          </text:list>
        </text:list-item>
        <text:list-item>
          <text:p text:style-name="P14">Develop basic UIs<text:s/>(user interfaces) for MetaStim</text:p>
          <text:list text:continue-numbering="true">
            <text:list-item>
              <text:p text:style-name="P15">Deliverable 5.1. Basic graphical UIs for visualizing inputs and outputs of main functions</text:p>
            </text:list-item>
            <text:list-item>
              <text:p text:style-name="P16">Deliverable 5.2. Simple Jupyter Notebook demo of MetaStim</text:p>
            </text:list-item>
          </text:list>
        </text:list-item>
      </text:list>
      <text:p text:style-name="Standard"/>
      <text:p text:style-name="P17"/>
      <text:soft-page-break/>
      <text:p text:style-name="P18">Appendix 1 – MetaStim Demo</text:p>
      <text:p text:style-name="P19"/>
      <text:p text:style-name="P20">Part 1 – Field ANN</text:p>
      <text:p text:style-name="P21">Summary</text:p>
      <text:p text:style-name="Standard"><text:tab/>The<text:s/>Field ANN calculates the electric potentials generated by a stimulation electrode. An electric potential (Φ) is a mathematical scalar quantity used to describe the gradient of the electric field (E) generated in a region of space. Stimulation electrode arrays used for brain stimulation are commonly referred to as leads. First, the user specifies the lead they want to simulate and the coordinates where to calculate the electric potentials. The stimulation parameters of the lead and spatial coordinates are inputs to the Field ANN. The inputs and outputs of the Field ANN simulation will also be visualized. The details of each step are summarized below.<text:s/><text:span text:style-name="T22">See the python file,<text:s/></text:span><text:span text:style-name="T23">demo_field_ANN.py, to run a code demonstration for evaluating the Field ANN. Running the</text:span><text:span text:style-name="T24"><text:s/>code requires Python Version 3.11 or above and all the library dependencies in the head.</text:span></text:p>
      <text:p text:style-name="Standard"/>
      <text:p text:style-name="P25">Computational Steps</text:p>
      <text:p text:style-name="Standard"><text:tab/><text:span text:style-name="T26">Step 1, choose the model inputs</text:span>.<text:s/>The user must choose which lead they want to simulate and where in space they want to inspect the electric potentials. Lead options are summarized in the csv file, DBSLead-smry. The file contains the lead model number (typically a combination of letters and numbers, e.g., 6172), the manufacturer (e.g., Abbott Laboratories), the type of lead (traditional or directional), the number of electrodes on the lead, and the geometry of the lead. Traditional leads have four cylindrical electrodes. Directional leads have eight electrodes: two outer “ring” cylindrical electrodes, and two inner “segmented” cylindrical electrodes<text:s/>split into three three equal arcs. Therefore, the direction leads has 1 ring – 3 arcs – 3 arcs – 1 ring (or 1-3-3-1) in that order. The lead’s geometry is summarized by the height (h_e) and radius (r_e) of each cylindrical electrode, the center-to-center<text:s/>interelectrode spacing (ies) between the electrodes, the arc covered by segmented electrodes (a_e), and the height of the tip (h_tip). All distances are in millimeters and arcs in degrees. See a picture of brain stimulation leads here:<text:s/><text:a xlink:href="https://www.frontiersin.org/articles/10.3389/fneur.2022.825178/full" office:target-frame-name="_top" xlink:show="replace">https://www.frontiersin.org/articles/10.3389/fneur.2022.825178/full</text:a>.</text:p>
      <text:p text:style-name="Standard"><text:tab/>The user chooses which electrodes to turn on (1) and off (0), and their polarity (+ or -). We will use<text:s/>the Abbott Laboratories directional lead, 6172, for this demo. As an example, [1, 0, 0, 0, -1, 0, 0, 0] means Electrode 1 is on and positive, Electrode 5 is on and negative, and all other electrodes are off.<text:s/><text:span text:style-name="T27">See Lines 28-38 in demo_field_ANN.py.</text:span></text:p>
      <text:p text:style-name="Standard"><text:tab/>The user<text:s/>also specifies where to calculate the electric potentials (x, y, z) in 3D. The origin (0,0,0) is at the tip of the lead. Points that fall within the lead are returned as not a number (NaN).<text:s/><text:span text:style-name="T28">See Lines 43-49 in demo_field_ANN.py.</text:span></text:p>
      <text:p text:style-name="Standard"><text:tab/>The user will also specify<text:s/>the amplitude of stimulation in volts (V), which are typically between -10V and 10V, but users can input any real number value.<text:s/><text:span text:style-name="T29">See Lines 40-41 in demo_field_ANN.py.</text:span></text:p>
      <text:p text:style-name="Standard"><text:tab/><text:span text:style-name="T30">Step 2, visualize the model inputs</text:span>.<text:s/>Visuals will show the lead, the origin at the tip of<text:s/>the array, and points where the electrical potentials are calculated. The recommended color scheme for electrodes is 0 = gray, +1 = red, and -1 = blue. The x, y, and z directions should also be shown.</text:p>
      <text:p text:style-name="Standard"><text:tab/><text:span text:style-name="T31">Step 3, select the Field ANN</text:span>. Eight Field ANN models<text:s/>have been trained to model the electric potentials generated by Lead 6172. There are 109,000 ways to program eight electrodes, which is too large to model in one ANN, so we subdivided this space into sub-spaces based on the number of electrodes that are on<text:s/>(+1 or -1). If one electrode is on, the respective files will contain ‘ec1’. If two electrodes are on, the files will contain ‘ec2’ and so forth. There are three files for each trained Field ANN model: ‘ann-field-ecx-settings.json’ in a JSON file with the<text:s/>ANN settings, ‘ann-field-ecx-input-std.bin’ is a binary that summarizes how the inputs are standardized, and ‘ann-field-ec1-weights.h5’ is a special hierarchical data format that stores model weights. All the files for Fields ANNs are stored in the folder, ‘field-ann-models’. Running these files requires the TensorFlow library in Python. <text:s/><text:span text:style-name="T32">See Lines 51-72 in demo_field_ANN.py.</text:span></text:p>
      <text:soft-page-break/>
      <text:p text:style-name="Standard"><text:tab/><text:span text:style-name="T33">Step 4, evaluate the Field ANN</text:span>. The user will be provide a set of electrode configurations and points as inputs. For example, if there is 1 electrode configuration and 100 points, then the input matrix will be 100 x 11. In each row, the first eight columns are the electrode values (0, -1, or 1), and the last three columns are x, y, and z. The model outputs the unit solution at 1V. Because the model is linear, the solution at any voltage amplitude can be calculated by scaling the model output. For example, scaling the Field ANN output by 10 will correspond to a stimulation amplitude of 10V.<text:s/><text:span text:style-name="T34">See Lines 74 to the end of the file in demo_fi</text:span><text:span text:style-name="T35">eld_ANN.py and Lines 86-143 in demo_axon_ANN.py.</text:span></text:p>
      <text:p text:style-name="Standard"><text:tab/>Users can also input multiple electrode configurations. If a user specifies 10 electrode configurations, each with a different set of electrodes that are on, then multiple models will need to be loaded into<text:s/>memory. For example, if there are two electrode configurations, [1,0,0,0,0,0,0,0] &amp; [1,-1,0,0,0,0,0,0], and 100 points, then the input matrix will be 200 x 11. However, the 100 x 11 sub-matrix corresponding to [1,0,0,0,0,0,0,0] will evaluate the Field ANN<text:s/>with ec1 files, and the other 100 x 11 sub-matrix corresponding to [1,-1,0,0,0,0,0,0] would evaluate the Field ANN with ec2 files. How many models to load into memory and how to efficiently parse and evaluate the input set will be coordinated on the back<text:s/>end. The demo shows the simple case of 1 electrode configuration and 100 points.</text:p>
      <text:p text:style-name="Standard"><text:tab/>The user should know if the inputs are in or out of the training distribution. In distribution means that the model training has seen the range of inputs before and is interpolating. Out of distribution means that the model has never seen the unique combination of inputs and is extrapolating. All electrode configuriations (ECs) used to train Field ANNs is summarized in the csv file, ‘lead-6172-elecConfig-trainSmry’. The first<text:s/>eight inputs representing <text:s/>electrodes will be checked against the full table of ECs and the negative of the ECs. For example, if [1,0,0,0,0,0,0,0] is in the table, then [-1,0,0,0,0,0,0,0] will be the negative solution. If a negative EC is found, this is still in distribution, and the output of the Field ANN is multiplied by -1. If the electrode inputs are neither EC or -EC, then the solution will be flagged as potentially inaccurate because it is out of the training distribution.</text:p>
      <text:p text:style-name="Standard"><text:tab/>The last three input (per<text:s/>row) will also be checked. If points are within the bounds of the virtual lead, the Field ANN is not evaluated and instead returns NaN. Otherwise, the model is evaluated.</text:p>
      <text:p text:style-name="Standard"><text:tab/>Inputs must be standardized before passing them to the Field ANN. Data for training<text:s/>was translated by +1 and then log transformed. Therefore, the output of the Field ANN must be transformed by the natural exponent (e) and subtracted by 1 to recover the original data in its native space.<text:s/><text:span text:style-name="T36">See Line 79 in demo_field_ANN.py.</text:span></text:p>
      <text:p text:style-name="Standard"><text:tab/><text:span text:style-name="T37">Step 5, visualize</text:span><text:span text:style-name="T38"><text:s/>the model output</text:span>. The output will enhance the visualization in Step 2. The lead will be visualized with the cloud of points, and the points will be colored based on the output value.</text:p>
      <text:p text:style-name="Standard"/>
      <text:p text:style-name="P39"/>
      <text:soft-page-break/>
      <text:p text:style-name="P40">Part 2 – Axon ANN</text:p>
      <text:p text:style-name="P41">Summary</text:p>
      <text:p text:style-name="Standard"><text:tab/>The Axon ANN calculates the voltage<text:s/>required to activate the axons of neurons. Axons are the ‘wires’ that connect neurons together. The user must specify the lead, stimulation amplitude, stimulation pulse width (PW in [us]), and axon coordinates. The Axon ANN takes in 4 scalar inputs and a 1x11 vector input for a total of 15 inputs. The four scalar inputs are in order 1) a shape parameter (FS [1, 2, or 3]), 2) the diameter of the axon (D in [um]), 3) PW, and 4) the distance from the axon to the lead (d in [mm]). The vector input is the second<text:s/>difference (SD in [mV]) of the electric potentials from the Field ANN. FS, x, and SD are calculated in the backend from the electric potentials and axonal coordinates. D has a default setting but can updated by the user if desired. Detailed steps are below. We will continue to use the Model 6172 Lead for this demo.<text:s/><text:span text:style-name="T42">See the python file,<text:s/></text:span><text:span text:style-name="T43">demo_axon_ANN.py, to run a code demonstration for evaluating the Axon and Field ANN together. Running the code requires Python Version 3.11 or above and all the library depe</text:span><text:span text:style-name="T44">ndencies in the head.</text:span></text:p>
      <text:p text:style-name="Standard"/>
      <text:p text:style-name="P45">Computational Steps</text:p>
      <text:p text:style-name="Standard"><text:tab/><text:span text:style-name="T46">Step 1, choose the model inputs</text:span>. The user specifies the lead and axon coordinates. Axon coordinates are created by calling an internal function uses a default size (D) of 6um unless the user specifies another number. The user must also specify the stimulus amplitude (in [V]) and the stimulus PW. The stimulus amplitude is how many Volts are applied to the electrodes. PW is the duration of the stimulus pulse. FS, x, and SD are dependent values calculated internally.<text:s/><text:span text:style-name="T47">See Lines 30-83 in demo_axon_ANN.py.</text:span></text:p>
      <text:p text:style-name="Standard"><text:tab/><text:span text:style-name="T48">Step 2, visualize the model inputs</text:span>. The lead and axons will be visualized in 3D. The stimulation waveform will also be visualized so the user knows how strong and long the stimulus is.</text:p>
      <text:p text:style-name="Standard"><text:tab/><text:span text:style-name="T49">Step 3, select the Axon ANN</text:span>. There is only one trained Axon ANN. Therefore, unlike Part 1, there is only one global model for input parameters. There are three files summarizing the Axon ANN model, ‘ann-axon’… , in the same format as each Field ANN (Part 1, Step 3). The model is trained<text:s/>on log transformed data of stimulation voltage thresholds.</text:p>
      <text:p text:style-name="Standard"><text:tab/><text:span text:style-name="T50">Step 4, evaluate the Axon ANN</text:span>. The ANN needs 15 inputs to run in the following order: FS (scalar), D (scalar), PW (scalar), d (scalar), 11SD (vector). D and PW are specified by the user, but<text:s/>FS, d, and SD are calculated internally before evaluating the Axon ANN. The steps for calculating each input is summarized below.</text:p>
      <text:p text:style-name="Standard"><text:tab/>FS is a field shape integer that can be a 1, 2, or 3. FS is calculated following these steps. First, the SD of the electric potentials is calculated (see below). The maximum SD and minimum SD are calculated, and the magnitude of the ratio of maximum SD to minimum SD (SD Ratio) is computed. FS is 1 if SD Ratio is<text:s/><text:span text:style-name="T51">&gt;</text:span><text:s/>2.55. FS = 2 if 1.15<text:s/><text:span text:style-name="T52">&lt;</text:span><text:s/>SD Ratio &lt; 2.55. FS = 3 if SD Ratio &lt; 1.15. See Fig. 3 in Howell et al. (<text:a xlink:href="https://pubmed.ncbi.nlm.nih.gov/30775834/" office:target-frame-name="_top" xlink:show="replace"><text:span text:style-name="T53">https://pubmed.ncbi.nlm.nih.gov/30775834/</text:span></text:a>).<text:s/><text:span text:style-name="T54">See Lines 179-203 in demo_field_ANN.py.</text:span></text:p>
      <text:p text:style-name="Standard"><text:tab/>D is diameter of the axon. D = 6 micrometers (um) by default, but the user can change this number. D must be &gt; 0, so if D is<text:s/><text:span text:style-name="T55">&lt;</text:span><text:s/>0, a warning is issued and D = 6um is reset to its default value. The model was trained with D between 1.5um and 15um. If D is outside this range (e.g., 30um), the new D value is used, but a warning is issued about questionable model accuracy outside of 1-20um. <text:s/><text:span text:style-name="T56">See Lines 206-221 in demo_field_ANN.py.</text:span></text:p>
      <text:p text:style-name="Standard"><text:tab/>PW is specified by the user and passed directly to the Axon ANN. PW must be &gt; 0, so a similar warning is issued by a negative PW, and the code is halted. The model was trained with PW between 30us and 500us. Therefore, like D, a warning about accuracy is issued if PW is outside this range. <text:s/><text:span text:style-name="T57">See Lines 206-221 in demo_field_ANN.py.</text:span></text:p>
      <text:p text:style-name="Standard">`<text:tab/>d is the minimum distance [in mm] between the axon and the lead. The lead will be represented as a long cylinder in 3D, and axons will be lines in 3D. The minimum distance between an axon and the lead can be approximated as follows. First, calculate the shortest distance between all points on<text:s/><text:soft-page-break/>axon line and the four centers of each electrode. Then, subtract the radius of the lead. The shortest distance between an line and a 3D cylindrical surface is not a trivial calculation, but an approximation will suffice for now. If d &lt; 0 (inside the lead), then the Axon ANN is not evaluated and NaN is<text:s/>returned instead. The model was trained with d between 0.5mm and 9mm. Therefore, like D and PW, if d is outside its training range, an accuracy warning is issued. Calculation of d will occur inside a function that takes in the lead and axon coordinates and outputs d for each axon. <text:s text:c="2"/><text:span text:style-name="T58">See Lines 224-241 in demo_field_ANN.py.</text:span></text:p>
      <text:p text:style-name="Standard"><text:tab/>The vector of 11SD are calculated from the output of the Field ANN. SD is the second difference operation and is calculated as follows. First, evaluate the Field ANN for the given lead,<text:s/>stimulation amplitude, and axon coordinates (see Part 1). The Field ANN will output the electric potentials for each axon. Next, SD is calculated for each axon. Only 11SD values are needed: the maximum SD (SD_max) and five SD values to the left and right of SD_max. If there are less than five neighboring values to the left or right of SD_max, the SD vector is padded by zeros to make 11. This calculation will occur in a separate function. The electric potentials are the inputs in V, and the 11SD per axon are<text:s/>the outputs in mV. Therefore, SD must be scaled by 1000. SD can be any real value. Although this vector input comes in last, it will be calculated before FS because FS depends on SD.<text:s/><text:span text:style-name="T59">See Lines 146-177 in demo_field_ANN.py.</text:span></text:p>
      <text:p text:style-name="Standard"><text:tab/>Inputs are standardized before<text:s/>evaluating the Axon ANN. The output of the Axon ANN is detransformed from log space by taking the natural exponential (e) of its output. Stimulation thresholds output from the Axon ANN are compared against the stimulation amplitude specified by the user to<text:s/>create a binary vector. If the axon threshold is &lt; stimulation amplitude, the axon is activated and represented by 1. Otherwise, the axon is inactive and represented by 0. The user sees this binary vector by default, but the raw axon thresholds can also be returned. <text:s/><text:span text:style-name="T60">See Lines 244-273 in demo_field_ANN.py.</text:span></text:p>
      <text:p text:style-name="Standard"><text:tab/><text:span text:style-name="T61">Step 5, visualize the model output</text:span>.<text:s/>Similar to Part 1, the lead is visualized in 3D space along with the line representations of the axons being stimulated. Activated axons will be shown in a bright color scheme. Inactive axons will be partially transparent with their colors dulled.<text:s/><text:span text:style-name="T62">See Lines 279 to the end of the file in demo_field_ANN.py for a simple visualization of the lead and 10 axons, and the electric potentials across the axons. The lead boundary</text:span><text:span text:style-name="T63"><text:s/>is shown as a filled rectangle for simplicit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il Kapilavai</dc:creator>
    <meta:creation-date>2024-02-06T01:16:00Z</meta:creation-date>
    <dc:date>2024-02-06T01:16:00Z</dc:date>
    <meta:template xlink:href="Normal.dotm" xlink:type="simple"/>
    <meta:editing-cycles>2</meta:editing-cycles>
    <meta:editing-duration>PT180S</meta:editing-duration>
    <meta:document-statistic meta:page-count="5" meta:paragraph-count="31" meta:word-count="2339" meta:character-count="15643" meta:row-count="111" meta:non-whitespace-character-count="13335"/>
  </office:meta>
</office:document-meta>
</file>